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c6c" officeooo:paragraph-rsid="00193c6c"/>
    </style:style>
    <style:style style:name="P2" style:family="paragraph" style:parent-style-name="Standard">
      <style:text-properties officeooo:paragraph-rsid="00193c6c"/>
    </style:style>
    <style:style style:name="P3" style:family="paragraph" style:parent-style-name="Standard">
      <style:text-properties fo:font-size="12pt" officeooo:paragraph-rsid="00193c6c" style:font-size-asian="12pt" style:font-size-complex="12pt"/>
    </style:style>
    <style:style style:name="P4" style:family="paragraph" style:parent-style-name="Standard">
      <style:text-properties fo:font-size="12pt" officeooo:rsid="001c1f4e" officeooo:paragraph-rsid="001c1f4e" style:font-size-asian="12pt" style:font-size-complex="12pt"/>
    </style:style>
    <style:style style:name="P5" style:family="paragraph" style:parent-style-name="Standard">
      <style:text-properties officeooo:rsid="001b1d1c" officeooo:paragraph-rsid="001b1d1c"/>
    </style:style>
    <style:style style:name="P6" style:family="paragraph" style:parent-style-name="Standard">
      <style:text-properties fo:color="#000000" style:font-name="Liberation Serif" fo:font-size="12pt" officeooo:paragraph-rsid="001b1d1c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officeooo:paragraph-rsid="001c1f4e" style:font-size-asian="12pt" style:font-size-complex="12pt"/>
    </style:style>
    <style:style style:name="P8" style:family="paragraph" style:parent-style-name="Standard">
      <style:text-properties fo:color="#000000" style:font-name="Liberation Serif" fo:font-size="12pt" officeooo:rsid="001f116a" officeooo:paragraph-rsid="0023ab7a" style:font-size-asian="12pt" style:font-size-complex="12pt"/>
    </style:style>
    <style:style style:name="P9" style:family="paragraph" style:parent-style-name="Standard">
      <style:text-properties fo:color="#000000" style:font-name="Liberation Serif" fo:font-size="12pt" officeooo:rsid="0023ab7a" officeooo:paragraph-rsid="0023ab7a" style:font-size-asian="12pt" style:font-size-complex="12pt"/>
    </style:style>
    <style:style style:name="P10" style:family="paragraph" style:parent-style-name="Standard">
      <style:text-properties fo:color="#000000" fo:font-size="12pt" officeooo:rsid="001c1f4e" officeooo:paragraph-rsid="001c1f4e" style:font-size-asian="12pt" style:font-size-complex="12pt"/>
    </style:style>
    <style:style style:name="P11" style:family="paragraph" style:parent-style-name="Standard">
      <style:text-properties fo:color="#000000" fo:font-size="12pt" officeooo:rsid="001f116a" officeooo:paragraph-rsid="001f116a" style:font-size-asian="12pt" style:font-size-complex="12pt"/>
    </style:style>
    <style:style style:name="P12" style:family="paragraph" style:parent-style-name="Standard">
      <style:text-properties officeooo:rsid="001c1f4e" officeooo:paragraph-rsid="001c1f4e"/>
    </style:style>
    <style:style style:name="P13" style:family="paragraph" style:parent-style-name="Standard">
      <style:text-properties officeooo:rsid="001c1f4e" officeooo:paragraph-rsid="001cfdec"/>
    </style:style>
    <style:style style:name="P14" style:family="paragraph" style:parent-style-name="Standard">
      <style:text-properties officeooo:rsid="001cfdec" officeooo:paragraph-rsid="001cfdec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text-properties fo:font-size="14pt" officeooo:paragraph-rsid="00193c6c" style:font-size-asian="14pt" style:font-size-complex="14pt"/>
    </style:style>
    <style:style style:name="P17" style:family="paragraph" style:parent-style-name="Standard">
      <style:text-properties fo:font-size="14pt" officeooo:paragraph-rsid="001cfdec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193c6c" officeooo:paragraph-rsid="00193c6c" style:font-size-asian="14pt" style:font-weight-asian="bold" style:font-size-complex="14pt" style:font-weight-complex="bold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b1d1c" officeooo:paragraph-rsid="001c1f4e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b1d1c" officeooo:paragraph-rsid="0023ab7a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116a" officeooo:paragraph-rsid="001f116a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116a" officeooo:paragraph-rsid="0027b411" style:font-size-asian="12pt" style:font-size-complex="12pt"/>
    </style:style>
    <style:style style:name="P23" style:family="paragraph" style:parent-style-name="Standard">
      <style:text-properties officeooo:paragraph-rsid="0025ce04"/>
    </style:style>
    <style:style style:name="P24" style:family="paragraph" style:parent-style-name="Preformatted_20_Text">
      <style:text-properties officeooo:paragraph-rsid="0025ce04"/>
    </style:style>
    <style:style style:name="P25" style:family="paragraph" style:parent-style-name="Standard">
      <style:text-properties officeooo:paragraph-rsid="003079e1"/>
    </style:style>
    <style:style style:name="P26" style:family="paragraph" style:parent-style-name="Standard">
      <style:text-properties fo:font-size="14pt" officeooo:paragraph-rsid="003e9b5e" style:font-size-asian="14pt" style:font-size-complex="14pt"/>
    </style:style>
    <style:style style:name="P27" style:family="paragraph" style:parent-style-name="Standard">
      <style:text-properties officeooo:rsid="003079e1" officeooo:paragraph-rsid="003079e1"/>
    </style:style>
    <style:style style:name="P28" style:family="paragraph" style:parent-style-name="Standard">
      <style:text-properties style:font-name="Liberation Serif" fo:font-size="12pt" officeooo:paragraph-rsid="003079e1" style:font-size-asian="12pt" style:font-size-complex="12pt"/>
    </style:style>
    <style:style style:name="P29" style:family="paragraph" style:parent-style-name="Standard">
      <style:text-properties officeooo:rsid="00193c6c" officeooo:paragraph-rsid="003f409f"/>
    </style:style>
    <style:style style:name="P30" style:family="paragraph" style:parent-style-name="Standard">
      <style:text-properties officeooo:paragraph-rsid="003f409f"/>
    </style:style>
    <style:style style:name="P31" style:family="paragraph" style:parent-style-name="Standard">
      <style:text-properties fo:font-size="12pt" officeooo:rsid="003e9b5e" officeooo:paragraph-rsid="003f409f" style:font-size-asian="12pt" style:font-size-complex="12pt"/>
    </style:style>
    <style:style style:name="P32" style:family="paragraph" style:parent-style-name="Standard">
      <style:text-properties fo:font-size="12pt" officeooo:rsid="003e9b5e" officeooo:paragraph-rsid="003e9b5e" style:font-size-asian="12pt" style:font-size-complex="12pt"/>
    </style:style>
    <style:style style:name="P33" style:family="paragraph" style:parent-style-name="Standard">
      <style:text-properties fo:font-size="12pt" officeooo:rsid="003f409f" officeooo:paragraph-rsid="003f409f" style:font-size-asian="12pt" style:font-size-complex="12pt"/>
    </style:style>
    <style:style style:name="P34" style:family="paragraph" style:parent-style-name="Standard">
      <style:text-properties officeooo:rsid="001c1f4e"/>
    </style:style>
    <style:style style:name="P35" style:family="paragraph" style:parent-style-name="Preformatted_20_Text">
      <style:text-properties officeooo:paragraph-rsid="003079e1"/>
    </style:style>
    <style:style style:name="P36" style:family="paragraph" style:parent-style-name="Preformatted_20_Text">
      <style:text-properties officeooo:paragraph-rsid="00320451"/>
    </style:style>
    <style:style style:name="P37" style:family="paragraph" style:parent-style-name="Preformatted_20_Text">
      <style:text-properties officeooo:paragraph-rsid="003535f4"/>
    </style:style>
    <style:style style:name="T1" style:family="text">
      <style:text-properties officeooo:rsid="00193c6c"/>
    </style:style>
    <style:style style:name="T2" style:family="text">
      <style:text-properties fo:font-variant="normal" fo:text-transform="none" fo:color="#222222" style:font-name="Linux Libertine O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22222" style:font-name="Liberation Serif" fo:font-size="12pt" fo:letter-spacing="normal" fo:font-style="normal" fo:font-weight="normal" officeooo:rsid="001b1d1c" style:font-size-asian="12pt" style:font-size-complex="12pt"/>
    </style:style>
    <style:style style:name="T5" style:family="text">
      <style:text-properties fo:font-variant="normal" fo:text-transform="none" fo:color="#222222" style:font-name="Liberation Serif" fo:font-size="12pt" fo:letter-spacing="normal" fo:font-style="normal" fo:font-weight="normal" officeooo:rsid="002bea28" style:font-size-asian="12pt" style:font-size-complex="12pt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fo:font-weight="normal" officeooo:rsid="003e9b5e" style:font-size-asian="12pt" style:font-size-complex="12pt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1b1d1c"/>
    </style:style>
    <style:style style:name="T10" style:family="text">
      <style:text-properties fo:font-variant="normal" fo:text-transform="none" fo:letter-spacing="normal" fo:font-style="normal" fo:font-weight="normal" officeooo:rsid="001c1f4e"/>
    </style:style>
    <style:style style:name="T11" style:family="text">
      <style:text-properties fo:font-variant="normal" fo:text-transform="none" fo:letter-spacing="normal" fo:font-style="normal" fo:font-weight="normal" officeooo:rsid="00243655"/>
    </style:style>
    <style:style style:name="T12" style:family="text">
      <style:text-properties fo:font-variant="normal" fo:text-transform="none" fo:letter-spacing="normal" fo:font-style="normal" fo:font-weight="normal" officeooo:rsid="00287e92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bea28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383556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3e9b5e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ed433"/>
    </style:style>
    <style:style style:name="T17" style:family="text">
      <style:text-properties fo:font-variant="normal" fo:text-transform="none" fo:letter-spacing="normal" fo:font-style="normal" fo:font-weight="normal" officeooo:rsid="003e9b5e"/>
    </style:style>
    <style:style style:name="T18" style:family="text">
      <style:text-properties fo:font-variant="normal" fo:text-transform="none" fo:letter-spacing="normal" fo:font-style="normal" fo:font-weight="bold"/>
    </style:style>
    <style:style style:name="T19" style:family="text">
      <style:text-properties fo:font-variant="normal" fo:text-transform="none" fo:letter-spacing="normal" fo:font-style="normal" fo:font-weight="bold" officeooo:rsid="00287e92" style:font-weight-asian="bold" style:font-weight-complex="bold"/>
    </style:style>
    <style:style style:name="T20" style:family="text">
      <style:text-properties fo:font-variant="normal" fo:text-transform="none" fo:letter-spacing="normal" fo:font-style="normal" fo:font-weight="bold" officeooo:rsid="002bea28" style:font-weight-asian="bold" style:font-weight-complex="bold"/>
    </style:style>
    <style:style style:name="T21" style:family="text">
      <style:text-properties fo:font-variant="normal" fo:text-transform="none" fo:letter-spacing="normal" fo:font-style="normal" fo:font-weight="bold" officeooo:rsid="00383556" style:font-weight-asian="bold" style:font-weight-complex="bold"/>
    </style:style>
    <style:style style:name="T22" style:family="text">
      <style:text-properties fo:font-variant="normal" fo:text-transform="none" fo:color="#212529" style:font-name="Liberation Serif" fo:font-size="12pt" fo:letter-spacing="normal" fo:font-style="normal" fo:font-weight="normal" officeooo:rsid="003079e1" style:font-size-asian="12pt" style:font-size-complex="12pt" loext:padding="0cm" loext:border="none"/>
    </style:style>
    <style:style style:name="T23" style:family="text">
      <style:text-properties fo:font-variant="normal" fo:text-transform="none" fo:color="#212529" style:font-name="Liberation Serif" fo:font-size="12pt" fo:letter-spacing="normal" fo:font-style="normal" fo:font-weight="normal" officeooo:rsid="00320451" style:font-size-asian="12pt" style:font-size-complex="12pt" loext:padding="0cm" loext:border="none"/>
    </style:style>
    <style:style style:name="T24" style:family="text">
      <style:text-properties fo:font-variant="normal" fo:text-transform="none" fo:color="#212529" style:font-name="Liberation Serif" fo:font-size="12pt" fo:letter-spacing="normal" fo:font-style="normal" fo:font-weight="normal" officeooo:rsid="003535f4" style:font-size-asian="12pt" style:font-size-complex="12pt" loext:padding="0cm" loext:border="none"/>
    </style:style>
    <style:style style:name="T25" style:family="text">
      <style:text-properties fo:font-variant="normal" fo:text-transform="none" fo:color="#212529" fo:font-size="12pt" fo:letter-spacing="normal" fo:font-style="normal" fo:font-weight="normal" officeooo:rsid="003079e1" style:font-size-asian="12pt" style:font-size-complex="12pt" loext:padding="0cm" loext:border="none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3079e1" style:font-size-asian="12pt" style:font-size-complex="12pt" loext:padding="0cm" loext:border="none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320451" style:font-size-asian="12pt" style:font-size-complex="12pt" loext:padding="0cm" loext:border="none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3e9b5e" style:font-size-asian="12pt" style:font-size-complex="12pt" loext:padding="0cm" loext:border="none"/>
    </style:style>
    <style:style style:name="T30" style:family="text">
      <style:text-properties officeooo:rsid="001b1d1c"/>
    </style:style>
    <style:style style:name="T31" style:family="text">
      <style:text-properties officeooo:rsid="001c1f4e"/>
    </style:style>
    <style:style style:name="T32" style:family="text">
      <style:text-properties officeooo:rsid="001cfdec"/>
    </style:style>
    <style:style style:name="T33" style:family="text">
      <style:text-properties officeooo:rsid="0025ce04"/>
    </style:style>
    <style:style style:name="T34" style:family="text">
      <style:text-properties fo:color="#d6bb9a"/>
    </style:style>
    <style:style style:name="T35" style:family="text">
      <style:text-properties fo:color="#000000" style:font-name="Liberation Serif" fo:font-size="12pt" style:font-size-asian="12pt" style:font-size-complex="12pt"/>
    </style:style>
    <style:style style:name="T36" style:family="text">
      <style:text-properties fo:color="#000000" style:font-name="Liberation Serif" fo:font-size="12pt" fo:font-style="normal" style:font-size-asian="12pt" style:font-style-asian="normal" style:font-size-complex="12pt" style:font-style-complex="normal"/>
    </style:style>
    <style:style style:name="T37" style:family="text">
      <style:text-properties fo:color="#000000" style:font-name="Liberation Serif" fo:font-size="12pt" style:font-size-asian="12pt" style:font-size-complex="12pt"/>
    </style:style>
    <style:style style:name="T38" style:family="text">
      <style:text-properties officeooo:rsid="003079e1"/>
    </style:style>
    <style:style style:name="T39" style:family="text">
      <style:text-properties officeooo:rsid="00383556"/>
    </style:style>
    <style:style style:name="T40" style:family="text">
      <style:text-properties officeooo:rsid="003b61cd"/>
    </style:style>
    <style:style style:name="T41" style:family="text">
      <style:text-properties officeooo:rsid="003e9b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Настройка SSL аутентификации</text:p>
      <text:p text:style-name="Standard"/>
      <text:p text:style-name="P15">Для работы ssl аутентификации необходимо <text:span text:style-name="T1">выполнить следующее</text:span>:</text:p>
      <text:p text:style-name="Standard"/>
      <text:p text:style-name="P26">1. <text:span text:style-name="T1">Создать SSL ключи и сертификаты.</text:span></text:p>
      <text:p text:style-name="P32">1) Простой способ</text:p>
      <text:p text:style-name="P31"><text:s text:c="4"/><text:span text:style-name="T1">Выполнить команду:</text:span></text:p>
      <text:p text:style-name="P30"><text:tab/>openssl req -newkey rsa:2048 -new -nodes -x509 -days 3650 -keyout key.pem -out cert.pe<text:span text:style-name="T30">m</text:span></text:p>
      <text:p text:style-name="P30"/>
      <text:p text:style-name="P30"/>
      <text:p text:style-name="P29"><text:s text:c="2"/>Объединить ключ и сертификат в одном файле: </text:p>
      <text:p text:style-name="P30"><text:tab/>cat key.<text:span text:style-name="T1">pem</text:span> &gt; server.pem</text:p>
      <text:p text:style-name="P31"><text:tab/>cat <text:span text:style-name="T1">cert.pem</text:span> &gt;&gt; server.pem</text:p>
      <text:p text:style-name="P31"/>
      <text:p text:style-name="P33">2) С разделением на серверную и клиентскую части:</text:p>
      <text:p text:style-name="P27">Важно при создании сертификатов указать владельца отличного от владельца root сертификата.</text:p>
      <text:p text:style-name="P25"><text:s text:c="5"/><text:span text:style-name="T38">Создать root ключ и сертификат:</text:span></text:p>
      <text:p text:style-name="P25"><text:span text:style-name="T35"><text:tab/></text:span><text:span text:style-name="Source_20_Text"><text:span text:style-name="T26">openssl req -nodes -out ca.pem -new -x509 -keyout ca.key</text:span></text:span></text:p>
      <text:p text:style-name="P25"><text:span text:style-name="Source_20_Text"><text:span text:style-name="T26"/></text:span></text:p>
      <text:p text:style-name="P25"><text:span text:style-name="Source_20_Text"><text:span text:style-name="T26"><text:s text:c="4"/></text:span></text:span><text:span text:style-name="Source_20_Text"><text:span text:style-name="T27">Создать сертификат и ключ:</text:span></text:span></text:p>
      <text:p text:style-name="P35"><text:span text:style-name="Source_20_Text"><text:span text:style-name="T27"><text:tab/>openssl req -nodes -newkey rsa:4096 -sha256 -keyout node.key -out node.csr</text:span></text:span></text:p>
      <text:p text:style-name="P35"><text:span text:style-name="Source_20_Text"><text:span text:style-name="T27"><text:s/></text:span></text:span></text:p>
      <text:p text:style-name="P35"><text:span text:style-name="Source_20_Text"><text:span text:style-name="T27"><text:s text:c="4"/>Подписать сертификат:</text:span></text:span></text:p>
      <text:p text:style-name="P35"><text:span text:style-name="Source_20_Text"><text:span text:style-name="T27"><text:s text:c="11"/>openssl x509 -req -in node.csr -CA ca.pem -CAkey ca.key -set_serial 00 -out node.crt</text:span></text:span></text:p>
      <text:p text:style-name="P35"><text:span text:style-name="Source_20_Text"><text:span text:style-name="T27"/></text:span></text:p>
      <text:p text:style-name="P36"><text:span text:style-name="Source_20_Text"><text:span text:style-name="T28"><text:s text:c="4"/>Объединить сертификат и ключ:</text:span></text:span></text:p>
      <text:p text:style-name="P35"><text:span text:style-name="Source_20_Text"><text:span text:style-name="T27"><text:s text:c="11"/></text:span></text:span><text:span text:style-name="Source_20_Text"><text:span text:style-name="T28">cat node.key node.crt &gt; node.pem</text:span></text:span></text:p>
      <text:p text:style-name="P35"><text:span text:style-name="Source_20_Text"><text:span text:style-name="T28"><text:s text:c="4"/></text:span></text:span></text:p>
      <text:p text:style-name="P35"><text:span text:style-name="Source_20_Text"><text:span text:style-name="T29"><text:s text:c="3"/>Создать ключ и сертификат клиента:</text:span></text:span></text:p>
      <text:p text:style-name="P35"><text:span text:style-name="Source_20_Text"><text:span text:style-name="T29"><text:s text:c="10"/></text:span></text:span><text:span text:style-name="Source_20_Text"><text:span text:style-name="T23">openssl req -nodes -newkey rsa:4096 -sha256 -keyout client.key -out client.csr</text:span></text:span></text:p>
      <text:p text:style-name="P35"><text:span text:style-name="Source_20_Text"><text:span text:style-name="T23"/></text:span></text:p>
      <text:p text:style-name="P35"><text:span text:style-name="Source_20_Text"><text:span text:style-name="T29"><text:s text:c="2"/>Подписать клиентские ключ и сертификат:</text:span></text:span></text:p>
      <text:p text:style-name="P35"><text:span text:style-name="Source_20_Text"><text:span text:style-name="T22"><text:tab/></text:span></text:span><text:span text:style-name="Source_20_Text"><text:span text:style-name="T22">openssl x509 -req -in client.csr <text:s/>-CA ca.pem -CAkey ca.key -set_serial 00 -out client.crt</text:span></text:span></text:p>
      <text:p text:style-name="P28"/>
      <text:p text:style-name="P37"><text:span text:style-name="Source_20_Text"><text:span text:style-name="T28"><text:s text:c="2"/>Объединить </text:span></text:span><text:span text:style-name="Source_20_Text"><text:span text:style-name="T29">клиентские </text:span></text:span><text:span text:style-name="Source_20_Text"><text:span text:style-name="T28">сертификат и ключ:</text:span></text:span></text:p>
      <text:p text:style-name="P37"><text:span text:style-name="Source_20_Text"><text:span text:style-name="T29"><text:s/><text:tab/></text:span></text:span><text:span text:style-name="Source_20_Text"><text:span text:style-name="T24">cat client.key client.crt &gt; client.pem</text:span></text:span></text:p>
      <text:p text:style-name="P37"><text:span text:style-name="Source_20_Text"><text:span text:style-name="T29"/></text:span></text:p>
      <text:p text:style-name="Standard"/>
      <text:p text:style-name="P1">Справка:</text:p>
      <text:p text:style-name="P2"><text:a xlink:type="simple" xlink:href="https://docs.mongodb.com/v3.4/tutorial/configure-ssl/" text:style-name="Internet_20_link" text:visited-style-name="Visited_20_Internet_20_Link">https://docs.mongodb.com/v3.4/tutorial/configure-ssl/</text:a> </text:p>
      <text:p text:style-name="P2"><text:a xlink:type="simple" xlink:href="https://mongodb.programmingpedia.net/en/tutorial/9539/mongodb-configure-a-replicaset-to-support-tls-ssl" text:style-name="Internet_20_link" text:visited-style-name="Visited_20_Internet_20_Link">https://mongodb.programmingpedia.net/en/tutorial/9539/mongodb-configure-a-replicaset-to-support-tls-ssl</text:a></text:p>
      <text:p text:style-name="Standard"/>
      <text:p text:style-name="P16">2. Настроить монгу под ssl.</text:p>
      <text:p text:style-name="P1">Из консоли:</text:p>
      <text:p text:style-name="P1"><text:s/>Для каждого узла в конфигурации:</text:p>
      <text:p text:style-name="P2"><text:s/><text:span text:style-name="T2"><text:s/></text:span><text:span text:style-name="T3">mongod --replSet &lt;name&gt; --sslMode allowSSL --sslPEMKeyFile </text:span><text:span text:style-name="T6">node</text:span><text:span text:style-name="T4">.pem</text:span><text:span text:style-name="T3"> --sslCAFile </text:span><text:span text:style-name="T4">c</text:span><text:span text:style-name="T6">a</text:span><text:span text:style-name="T4">.pem --</text:span><text:span text:style-name="T5">sslAllowInvalidHostnames</text:span></text:p>
      <text:p text:style-name="P5">После для каждого узла из консоли монги выполнить команды:</text:p>
      <text:p text:style-name="P6"><text:span text:style-name="T30"><text:s text:c="2"/></text:span><text:span text:style-name="T8">db.adminCommand( { setParameter: 1, sslMode: "preferSSL" } )</text:span></text:p>
      <text:p text:style-name="P3"><text:s text:c="2"/>db.adminCommand( { setParameter: 1, sslMode: "requireSSL" } )</text:p>
      <text:p text:style-name="P3"><text:soft-page-break/></text:p>
      <text:p text:style-name="P10">С помощью конфигурационных файлов:</text:p>
      <text:p text:style-name="P11">Для всех узлов добавить:</text:p>
      <text:p text:style-name="P7"><text:span text:style-name="T31"><text:s text:c="2"/></text:span><text:span text:style-name="T18">net</text:span><text:span text:style-name="T8">:</text:span></text:p>
      <text:p text:style-name="P7"><text:span text:style-name="T8"><text:tab/></text:span><text:span text:style-name="T7"> <text:s/></text:span><text:span text:style-name="T18">ssl</text:span><text:span text:style-name="T8">:</text:span></text:p>
      <text:p text:style-name="P7"><text:span text:style-name="T8"><text:tab/></text:span><text:span text:style-name="T7"> <text:s text:c="5"/></text:span><text:span text:style-name="T18">mode</text:span><text:span text:style-name="T8">: requireSSL</text:span></text:p>
      <text:p text:style-name="P7"><text:span text:style-name="T8"><text:tab/></text:span><text:span text:style-name="T7"> <text:s text:c="5"/></text:span><text:span text:style-name="T18">PEMKeyFile</text:span><text:span text:style-name="T8">: </text:span><text:span text:style-name="T17">node</text:span><text:span text:style-name="T9">.pem</text:span><text:span text:style-name="T8"> </text:span></text:p>
      <text:p text:style-name="P7"><text:span text:style-name="T8"><text:tab/></text:span><text:span text:style-name="T7"> <text:s text:c="5"/></text:span><text:span text:style-name="T18">CAFile</text:span><text:span text:style-name="T8">: </text:span><text:span text:style-name="T10">c</text:span><text:span text:style-name="T17">a</text:span><text:span text:style-name="T9">.pem</text:span></text:p>
      <text:p text:style-name="P7"><text:span text:style-name="T9"><text:s text:c="18"/></text:span><text:span text:style-name="T19">clusterFile: </text:span><text:span text:style-name="T15">node</text:span><text:span text:style-name="T12">.pem</text:span></text:p>
      <text:p text:style-name="P7"><text:span text:style-name="T12"><text:s text:c="18"/></text:span><text:span text:style-name="T20">allowInvalidHostnames: </text:span><text:span text:style-name="T13">true</text:span></text:p>
      <text:p text:style-name="P19"/>
      <text:p text:style-name="P20">/*</text:p>
      <text:p text:style-name="P9"><text:span text:style-name="T9">Е</text:span><text:span text:style-name="T8">сли </text:span><text:span text:style-name="T16">необходимо</text:span><text:span text:style-name="T8"> дополнительное разграничение по </text:span><text:span text:style-name="T11">пользователям:</text:span></text:p>
      <text:p text:style-name="P8"><text:span text:style-name="T9">Д</text:span><text:span text:style-name="T8">ля mongos добавить:</text:span></text:p>
      <text:p text:style-name="P21"><text:s text:c="3"/>security:</text:p>
      <text:p text:style-name="P21"><text:s text:c="7"/>clusterAuthMode: x509</text:p>
      <text:p text:style-name="P21"/>
      <text:p text:style-name="P21">Для шардов и конфигов добавить:</text:p>
      <text:p text:style-name="P21"><text:s text:c="3"/>security:</text:p>
      <text:p text:style-name="P21"><text:s text:c="7"/>clusterAuthMode: x509</text:p>
      <text:p text:style-name="P22"><text:s text:c="7"/>authorization: enabled</text:p>
      <text:p text:style-name="P22">*/</text:p>
      <text:p text:style-name="P4"/>
      <text:p text:style-name="P1">Справка:</text:p>
      <text:p text:style-name="Standard"><text:s text:c="2"/><text:a xlink:type="simple" xlink:href="https://docs.mongodb.com/v3.4/tutorial/upgrade-cluster-to-ssl/" text:style-name="Internet_20_link" text:visited-style-name="Visited_20_Internet_20_Link">https://docs.mongodb.com/v3.4/tutorial/upgrade-cluster-to-ssl/</text:a> <text:s/></text:p>
      <text:p text:style-name="Standard"><text:s text:c="2"/></text:p>
      <text:p text:style-name="P17">3. Подключение <text:span text:style-name="T31">к mongodb.</text:span></text:p>
      <text:p text:style-name="P13"><text:s text:c="2"/>Из консоли:</text:p>
      <text:p text:style-name="Standard"><text:tab/>mongo --host <text:span text:style-name="T32">bankdb</text:span> --ssl --sslCAFile c<text:span text:style-name="T41">a</text:span>.pem --sslPEMKeyFile <text:span text:style-name="T41">client</text:span>.pem<text:span text:style-name="T5"> </text:span><text:span text:style-name="T4">--</text:span><text:span text:style-name="T5">sslAllowInvalidHostnames</text:span></text:p>
      <text:p text:style-name="P12"/>
      <text:p text:style-name="P13">Справка:</text:p>
      <text:p text:style-name="P13"><text:a xlink:type="simple" xlink:href="https://docs.mongodb.com/v3.4/tutorial/configure-ssl-clients/" text:style-name="Internet_20_link" text:visited-style-name="Visited_20_Internet_20_Link">https://docs.mongodb.com/v3.4/tutorial/configure-ssl-clients/</text:a></text:p>
      <text:p text:style-name="P13"/>
      <text:p text:style-name="P14">Подключение из кода с++:</text:p>
      <text:p text:style-name="Standard"/>
      <text:p text:style-name="Standard">mongoc_client_t *client = NULL;</text:p>
      <text:p text:style-name="Standard">client = mongoc_client_new ("mongodb://localhost:27017/?ssl=true");</text:p>
      <text:p text:style-name="Standard"/>
      <text:p text:style-name="Standard">const mongoc_ssl_opt_t *ssl_default = mongoc_ssl_opt_get_default ();</text:p>
      <text:p text:style-name="Standard">mongoc_ssl_opt_t ssl_opts = { 0 };</text:p>
      <text:p text:style-name="Standard"/>
      <text:p text:style-name="Standard">/* optionally copy in a custom trust directory or file; otherwise the default is used. */</text:p>
      <text:p text:style-name="Standard">memcpy (&amp;ssl_opts, ssl_default, sizeof ssl_opts);</text:p>
      <text:p text:style-name="Standard"><text:s text:c="2"/>ssl_opts.pem_file = "/<text:span text:style-name="T33">path</text:span>/<text:span text:style-name="T33">to</text:span>/<text:span text:style-name="T41">client</text:span>.pem";</text:p>
      <text:p text:style-name="P23"><text:s text:c="2"/>ssl_opts.ca_file = "/<text:span text:style-name="T33">path</text:span>/<text:span text:style-name="T33">to</text:span>/<text:span text:style-name="T41">ca</text:span>.pem";</text:p>
      <text:p text:style-name="P24"><text:span text:style-name="T34"><text:s/></text:span><text:span text:style-name="T35">ssl_opts.allow_invalid_hostname =</text:span><text:span text:style-name="T36"> true</text:span><text:span text:style-name="T35">;</text:span></text:p>
      <text:p text:style-name="Standard"><text:s text:c="2"/>mongoc_client_set_ssl_opts (client, &amp;ssl_opts);</text:p>
      <text:p text:style-name="Standard"/>
      <text:p text:style-name="P14">Справка:</text:p>
      <text:p text:style-name="P14"><text:a xlink:type="simple" xlink:href="http://mongoc.org/libmongoc/current/advanced-connections.html" text:style-name="Internet_20_link" text:visited-style-name="Visited_20_Internet_20_Link">http://mongoc.org/libmongoc/current/advanced-connections.html</text:a> 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09:33:44.032524566</meta:creation-date>
    <dc:date>2020-01-16T10:22:21.676935389</dc:date>
    <meta:editing-duration>P2DT16M13S</meta:editing-duration>
    <meta:editing-cycles>22</meta:editing-cycles>
    <meta:generator>LibreOffice/6.1.5.2$Linux_X86_64 LibreOffice_project/10$Build-2</meta:generator>
    <meta:document-statistic meta:table-count="0" meta:image-count="0" meta:object-count="0" meta:page-count="2" meta:paragraph-count="77" meta:word-count="345" meta:character-count="3098" meta:non-whitespace-character-count="2645"/>
  </office:meta>
</office:document-meta>
</file>